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3908" officeooo:paragraph-rsid="00043908"/>
    </style:style>
    <style:style style:name="P2" style:family="paragraph" style:parent-style-name="Standard">
      <style:text-properties officeooo:rsid="00047fd5" officeooo:paragraph-rsid="00047fd5"/>
    </style:style>
    <style:style style:name="P3" style:family="paragraph" style:parent-style-name="Preformatted_20_Text">
      <style:text-properties officeooo:rsid="00047fd5" officeooo:paragraph-rsid="00047fd5"/>
    </style:style>
    <style:style style:name="P4" style:family="paragraph" style:parent-style-name="Preformatted_20_Text">
      <loext:graphic-properties draw:fill="solid" draw:fill-color="#eff0f1" draw:opacity="100%"/>
      <style:paragraph-properties fo:margin-top="0in" fo:margin-bottom="0in" loext:contextual-spacing="false" fo:text-align="start" style:justify-single-word="false" fo:orphans="2" fo:widows="2" fo:background-color="#eff0f1" fo:padding="0in" fo:border="none"/>
    </style:style>
    <style:style style:name="T1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in" loext:border="none"/>
    </style:style>
    <style:style style:name="T2" style:family="text">
      <style:text-properties fo:font-variant="normal" fo:text-transform="none" fo:color="#242729" fo:letter-spacing="normal" fo:background-color="#eff0f1" loext:char-shading-value="0"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Certificacion de sitio en apache</text:p>
      <text:p text:style-name="P1"/>
      <text:p text:style-name="P2">Habilitamos el modulo <text:s/>ssl</text:p>
      <text:p text:style-name="P2"/>
      <text:p text:style-name="P3"><text:span text:style-name="Source_20_Text"><text:span text:style-name="T1">sudo a2enmod ssl</text:span></text:span></text:p>
      <text:p text:style-name="P2"/>
      <text:p text:style-name="P2">Reiniciamos el servidor</text:p>
      <text:p text:style-name="P2"/>
      <text:p text:style-name="P3"><text:span text:style-name="Source_20_Text"><text:span text:style-name="T1">sudo service apache2 restart</text:span></text:span></text:p>
      <text:p text:style-name="P2"/>
      <text:p text:style-name="P2">Creamos un directorio para los archivos del certificado</text:p>
      <text:p text:style-name="P2"/>
      <text:p text:style-name="P3"><text:span text:style-name="Source_20_Text"><text:span text:style-name="T1">sudo mkdir /etc/apache2/ssl</text:span></text:span></text:p>
      <text:p text:style-name="P2"/>
      <text:p text:style-name="P2">Creamos la llave y el certificado con el siguiente comando</text:p>
      <text:p text:style-name="P2"/>
      <text:p text:style-name="P3"><text:span text:style-name="Source_20_Text"><text:span text:style-name="T1">sudo openssl req -x509 -nodes -days 365 -newkey rsa:2048 -keyout /etc/apache2/ssl/apache.key -out /etc/apache2/ssl/apache.crt</text:span></text:span></text:p>
      <text:p text:style-name="P2"/>
      <text:p text:style-name="P2">Nos pedira datos como los siguientes:</text:p>
      <text:p text:style-name="P2"/>
      <text:p text:style-name="P3"><text:span text:style-name="Source_20_Text"><text:span text:style-name="T1">Country Name (2 letter code) [AU]:US</text:span></text:span></text:p>
      <text:p text:style-name="P4"><text:span text:style-name="Source_20_Text"><text:span text:style-name="T1">State or Province Name (full name) [Some-State]:New York</text:span></text:span></text:p>
      <text:p text:style-name="P4"><text:span text:style-name="Source_20_Text"><text:span text:style-name="T1">Locality Name (eg, city) []:New York City</text:span></text:span></text:p>
      <text:p text:style-name="P4"><text:span text:style-name="Source_20_Text"><text:span text:style-name="T1">Organization Name (eg, company) [Internet Widgits Pty Ltd]:Your Company</text:span></text:span></text:p>
      <text:p text:style-name="P4"><text:span text:style-name="Source_20_Text"><text:span text:style-name="T1">Organizational Unit Name (eg, section) []:Department of Kittens</text:span></text:span></text:p>
      <text:p text:style-name="P4"><text:span text:style-name="Source_20_Text"><text:span text:style-name="T1">Common Name (e.g. server FQDN or YOUR name) []:your_domain.com</text:span></text:span></text:p>
      <text:p text:style-name="P4"><text:span text:style-name="Source_20_Text"><text:span text:style-name="T1">Email Address []:your_email@domain.com</text:span></text:span></text:p>
      <text:p text:style-name="P2"/>
      <text:p text:style-name="P2"/>
      <text:p text:style-name="P2">Abrimos el archivo de configuracion del sitio ssl</text:p>
      <text:p text:style-name="P2"/>
      <text:p text:style-name="P3"><text:span text:style-name="Source_20_Text"><text:span text:style-name="T1">sudo nano /etc/apache2/sites-available/default-ssl.conf</text:span></text:span></text:p>
      <text:p text:style-name="P2"/>
      <text:p text:style-name="P2">Quiando los comentarios, debemos dejar el archivo similar a este</text:p>
      <text:p text:style-name="P2"/>
      <text:p text:style-name="P3"><text:span text:style-name="Source_20_Text"><text:span text:style-name="T1">&lt;IfModule mod_ssl.c&gt;</text:span></text:span></text:p>
      <text:p text:style-name="P4"><text:span text:style-name="Source_20_Text"><text:span text:style-name="T2"><text:s text:c="4"/></text:span></text:span><text:span text:style-name="Source_20_Text"><text:span text:style-name="T1">&lt;VirtualHost _default_:443&gt;</text:span></text:span></text:p>
      <text:p text:style-name="P4"><text:span text:style-name="Source_20_Text"><text:span text:style-name="T2"><text:s text:c="8"/></text:span></text:span><text:span text:style-name="Source_20_Text"><text:span text:style-name="T1">ServerAdmin admin@example.com</text:span></text:span></text:p>
      <text:p text:style-name="P4"><text:span text:style-name="Source_20_Text"><text:span text:style-name="T2"><text:s text:c="8"/></text:span></text:span><text:span text:style-name="Source_20_Text"><text:span text:style-name="T1">ServerName your_domain.com</text:span></text:span></text:p>
      <text:p text:style-name="P4"><text:span text:style-name="Source_20_Text"><text:span text:style-name="T2"><text:s text:c="8"/></text:span></text:span><text:span text:style-name="Source_20_Text"><text:span text:style-name="T1">ServerAlias www.your_domain.com</text:span></text:span></text:p>
      <text:p text:style-name="P4"><text:span text:style-name="Source_20_Text"><text:span text:style-name="T2"><text:s text:c="8"/></text:span></text:span><text:span text:style-name="Source_20_Text"><text:span text:style-name="T1">DocumentRoot /var/www/html</text:span></text:span></text:p>
      <text:p text:style-name="P4"><text:span text:style-name="Source_20_Text"><text:span text:style-name="T2"><text:s text:c="8"/></text:span></text:span><text:span text:style-name="Source_20_Text"><text:span text:style-name="T1">ErrorLog ${APACHE_LOG_DIR}/error.log</text:span></text:span></text:p>
      <text:p text:style-name="P4"><text:span text:style-name="Source_20_Text"><text:span text:style-name="T2"><text:s text:c="8"/></text:span></text:span><text:span text:style-name="Source_20_Text"><text:span text:style-name="T1">CustomLog ${APACHE_LOG_DIR}/access.log combined</text:span></text:span></text:p>
      <text:p text:style-name="P4"><text:span text:style-name="Source_20_Text"><text:span text:style-name="T2"><text:s text:c="8"/></text:span></text:span><text:span text:style-name="Source_20_Text"><text:span text:style-name="T1">SSLEngine on</text:span></text:span></text:p>
      <text:p text:style-name="P4"><text:span text:style-name="Source_20_Text"><text:span text:style-name="T2"><text:s text:c="8"/></text:span></text:span><text:span text:style-name="Source_20_Text"><text:span text:style-name="T1">SSLCertificateFile /etc/apache2/ssl/apache.crt</text:span></text:span></text:p>
      <text:p text:style-name="P4"><text:span text:style-name="Source_20_Text"><text:span text:style-name="T2"><text:s text:c="8"/></text:span></text:span><text:span text:style-name="Source_20_Text"><text:span text:style-name="T1">SSLCertificateKeyFile /etc/apache2/ssl/apache.key</text:span></text:span></text:p>
      <text:p text:style-name="P4"><text:span text:style-name="Source_20_Text"><text:span text:style-name="T2"><text:s text:c="8"/></text:span></text:span><text:span text:style-name="Source_20_Text"><text:span text:style-name="T1">&lt;FilesMatch "\.(cgi|shtml|phtml|php)$"&gt;</text:span></text:span></text:p>
      <text:p text:style-name="P4"><text:span text:style-name="Source_20_Text"><text:span text:style-name="T2"><text:s text:c="12"/></text:span></text:span><text:span text:style-name="Source_20_Text"><text:span text:style-name="T1">SSLOptions +StdEnvVars</text:span></text:span></text:p>
      <text:p text:style-name="P4"><text:span text:style-name="Source_20_Text"><text:span text:style-name="T2"><text:s text:c="8"/></text:span></text:span><text:span text:style-name="Source_20_Text"><text:span text:style-name="T1">&lt;/FilesMatch&gt;</text:span></text:span></text:p>
      <text:p text:style-name="P4"><text:span text:style-name="Source_20_Text"><text:span text:style-name="T2"><text:s text:c="8"/></text:span></text:span><text:span text:style-name="Source_20_Text"><text:span text:style-name="T1">&lt;Directory /var/www/html&gt;</text:span></text:span></text:p>
      <text:p text:style-name="P4"><text:span text:style-name="Source_20_Text"><text:span text:style-name="T2"><text:s text:c="12"/></text:span></text:span><text:span text:style-name="Source_20_Text"><text:span text:style-name="T1">SSLOptions +StdEnvVars</text:span></text:span></text:p>
      <text:p text:style-name="P4"><text:span text:style-name="Source_20_Text"><text:span text:style-name="T2"><text:s text:c="12"/></text:span></text:span><text:span text:style-name="Source_20_Text"><text:span text:style-name="T1">DirectoryIndex index.php</text:span></text:span></text:p>
      <text:p text:style-name="P4"><text:span text:style-name="Source_20_Text"><text:span text:style-name="T2"><text:s text:c="12"/></text:span></text:span><text:span text:style-name="Source_20_Text"><text:span text:style-name="T1">AllowOverride All</text:span></text:span></text:p>
      <text:p text:style-name="P4"><text:span text:style-name="Source_20_Text"><text:span text:style-name="T2"><text:s text:c="12"/></text:span></text:span><text:span text:style-name="Source_20_Text"><text:span text:style-name="T1">Order allow,deny</text:span></text:span></text:p>
      <text:p text:style-name="P4"><text:soft-page-break/><text:span text:style-name="Source_20_Text"><text:span text:style-name="T2"><text:s text:c="12"/></text:span></text:span><text:span text:style-name="Source_20_Text"><text:span text:style-name="T1">Allow from all</text:span></text:span></text:p>
      <text:p text:style-name="P4"><text:span text:style-name="Source_20_Text"><text:span text:style-name="T2"><text:s text:c="8"/></text:span></text:span><text:span text:style-name="Source_20_Text"><text:span text:style-name="T1">&lt;/Directory&gt;</text:span></text:span></text:p>
      <text:p text:style-name="P4"><text:span text:style-name="Source_20_Text"><text:span text:style-name="T2"><text:s text:c="8"/></text:span></text:span><text:span text:style-name="Source_20_Text"><text:span text:style-name="T1">BrowserMatch "MSIE [2-6]" \</text:span></text:span></text:p>
      <text:p text:style-name="P4"><text:span text:style-name="Source_20_Text"><text:span text:style-name="T2"><text:s text:c="24"/></text:span></text:span><text:span text:style-name="Source_20_Text"><text:span text:style-name="T1">nokeepalive ssl-unclean-shutdown \</text:span></text:span></text:p>
      <text:p text:style-name="P4"><text:span text:style-name="Source_20_Text"><text:span text:style-name="T2"><text:s text:c="24"/></text:span></text:span><text:span text:style-name="Source_20_Text"><text:span text:style-name="T1">downgrade-1.0 force-response-1.0</text:span></text:span></text:p>
      <text:p text:style-name="P4"><text:span text:style-name="Source_20_Text"><text:span text:style-name="T2"><text:s text:c="8"/></text:span></text:span><text:span text:style-name="Source_20_Text"><text:span text:style-name="T1">BrowserMatch "MSIE [17-9]" ssl-unclean-shutdown</text:span></text:span></text:p>
      <text:p text:style-name="P4"><text:span text:style-name="Source_20_Text"><text:span text:style-name="T2"><text:s text:c="4"/></text:span></text:span><text:span text:style-name="Source_20_Text"><text:span text:style-name="T1">&lt;/VirtualHost&gt;</text:span></text:span></text:p>
      <text:p text:style-name="P4"><text:span text:style-name="Source_20_Text"><text:span text:style-name="T1">&lt;/IfModule&gt;</text:span></text:span></text:p>
      <text:p text:style-name="P2"/>
      <text:p text:style-name="P2">Guardamos y salimos</text:p>
      <text:p text:style-name="P2">Habilitamos la configuracion realizada:</text:p>
      <text:p text:style-name="P2"/>
      <text:p text:style-name="P3"><text:span text:style-name="Source_20_Text"><text:span text:style-name="T1">sudo a2ensite default-ssl.conf</text:span></text:span></text:p>
      <text:p text:style-name="P2"/>
      <text:p text:style-name="P2">Reiniciamos apache</text:p>
      <text:p text:style-name="P2"/>
      <text:p text:style-name="P3"><text:span text:style-name="Source_20_Text"><text:span text:style-name="T1">sudo service apache2 restart</text:span></text:span></text:p>
      <text:p text:style-name="P2"/>
      <text:p text:style-name="P2">Y la pagina de inicio ya deberia estar disponible en http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00:49:07.237751545</meta:creation-date>
    <dc:date>2018-09-19T02:20:37.412759679</dc:date>
    <meta:editing-duration>PT1M9S</meta:editing-duration>
    <meta:editing-cycles>1</meta:editing-cycles>
    <meta:document-statistic meta:table-count="0" meta:image-count="0" meta:object-count="0" meta:page-count="2" meta:paragraph-count="53" meta:word-count="214" meta:character-count="2121" meta:non-whitespace-character-count="1711"/>
    <meta:generator>LibreOffice/6.0.3.2$Linux_X86_64 LibreOffice_project/00m0$Build-2</meta:generator>
  </office:meta>
</office:document-meta>
</file>